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ung der Hauptmessung:<text:line-break/></text:p>
      <text:p text:style-name="Standard">Montag: Anlieferung der Scheinwerfer/ Aufbau </text:p>
      <text:p text:style-name="Standard"/>
      <text:p text:style-name="Standard">Dienstag: Vormessung / Hauptmessung</text:p>
      <text:p text:style-name="Standard"/>
      <text:p text:style-name="Standard">Mittwoch: Hauptmessung</text:p>
      <text:p text:style-name="Standard"/>
      <text:p text:style-name="Standard">Donnerstag: Bilder</text:p>
      <text:p text:style-name="Standard"/>
      <text:p text:style-name="Standard">Freitag: Abbau + Abholung der Scheinwerfer ?</text:p>
      <text:p text:style-name="Standard"/>
      <text:p text:style-name="Standard">Samstag: </text:p>
      <text:p text:style-name="Standard"/>
      <text:p text:style-name="Standard">Sonntag: <text:s text:c="28"/></text:p>
      <text:p text:style-name="Standard"/>
      <text:p text:style-name="Standard">Montag: <text:s/>Abholung der Scheinwerfer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as Held</meta:initial-creator>
    <meta:creation-date>2018-06-25T09:09:46.18</meta:creation-date>
    <dc:date>2018-06-27T15:01:52.19</dc:date>
    <dc:creator>Matthias Held</dc:creator>
    <meta:editing-duration>PT10H21M3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9" meta:word-count="30" meta:character-count="272"/>
  </office:meta>
</office:document-meta>
</file>